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a00c" officeooo:paragraph-rsid="000aa00c"/>
    </style:style>
    <style:style style:name="P2" style:family="paragraph" style:parent-style-name="Standard" style:list-style-name="L1">
      <style:text-properties officeooo:rsid="000aa00c" officeooo:paragraph-rsid="000c17ca"/>
    </style:style>
    <style:style style:name="P3" style:family="paragraph" style:parent-style-name="Standard" style:list-style-name="L1">
      <style:text-properties officeooo:rsid="000c0da8" officeooo:paragraph-rsid="000c0da8"/>
    </style:style>
    <style:style style:name="T1" style:family="text">
      <style:text-properties officeooo:rsid="000c17ca"/>
    </style:style>
    <style:style style:name="T2" style:family="text">
      <style:text-properties officeooo:rsid="000de989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28417729" text:style-name="L1">
        <text:list-item>
          <text:p text:style-name="P1">TestOne</text:p>
          <text:list>
            <text:list-item>
              <text:p text:style-name="P1">A simple transition from zero to one includes how many frequencies?</text:p>
              <text:list>
                <text:list-item>
                  <text:p text:style-name="P1"><text:s text:c="2"/>- An infinite number</text:p>
                </text:list-item>
              </text:list>
            </text:list-item>
            <text:list-item>
              <text:p text:style-name="P1">I2C is what kind of communication?</text:p>
              <text:list>
                <text:list-item>
                  <text:p text:style-name="P1"><text:s text:c="2"/>- Synchronous</text:p>
                </text:list-item>
              </text:list>
            </text:list-item>
            <text:list-item>
              <text:p text:style-name="P1">A protocol transmits 1 byte at a time through a serial connection at 9600 bits</text:p>
              <text:p text:style-name="P1"><text:s/>per second with 1 start, 1 stop, and no parity bit. What is the minimum time it</text:p>
              <text:p text:style-name="P1"><text:s/>will take to transmit 72000 bytes or octets?</text:p>
              <text:list>
                <text:list-item>
                  <text:p text:style-name="P1"><text:s text:c="2"/>- 75s - remember you are doing 9600 BITS not bytes so it is going to be really slow.</text:p>
                </text:list-item>
              </text:list>
            </text:list-item>
            <text:list-item>
              <text:p text:style-name="P1">What is the lowest layer of the OSI 7-layer network diagram?</text:p>
              <text:list>
                <text:list-item>
                  <text:p text:style-name="P1"><text:s text:c="2"/>- Physical</text:p>
                </text:list-item>
              </text:list>
            </text:list-item>
            <text:list-item>
              <text:p text:style-name="P1">RS232 or 'Serial' port use a common ground and...</text:p>
              <text:list>
                <text:list-item>
                  <text:p text:style-name="P1"><text:s text:c="2"/>- a transmit and a recieve wire.</text:p>
                </text:list-item>
              </text:list>
            </text:list-item>
            <text:list-item>
              <text:p text:style-name="P1">what is the odd-parity of 0110?</text:p>
              <text:list>
                <text:list-item>
                  <text:p text:style-name="P1"><text:s text:c="2"/>- 1</text:p>
                </text:list-item>
              </text:list>
            </text:list-item>
            <text:list-item>
              <text:p text:style-name="P1">Bits or bytes of information to verify that both sides of a communication have the same data at the end of the reception are named?</text:p>
              <text:list>
                <text:list-item>
                  <text:p text:style-name="P1"><text:s text:c="2"/>- CRC or Checksum</text:p>
                </text:list-item>
              </text:list>
            </text:list-item>
            <text:list-item>
              <text:p text:style-name="P1">Bits or Bytes of data to synchronize the timing on both sides of a communication channel are usually named?</text:p>
              <text:list>
                <text:list-item>
                  <text:p text:style-name="P1"><text:s text:c="2"/>- Framing</text:p>
                </text:list-item>
              </text:list>
            </text:list-item>
            <text:list-item>
              <text:p text:style-name="P1">What is the second lowest layer of the OSI 7-layer Network?</text:p>
              <text:list>
                <text:list-item>
                  <text:p text:style-name="P1"><text:s text:c="2"/>- Data Link</text:p>
                </text:list-item>
              </text:list>
            </text:list-item>
            <text:list-item>
              <text:p text:style-name="P1">SPI uses a common ground and</text:p>
              <text:list>
                <text:list-item>
                  <text:p text:style-name="P1"><text:s text:c="2"/>- A master in slave out, a master out slave in, a clock and a slave select.</text:p>
                </text:list-item>
              </text:list>
            </text:list-item>
            <text:list-item>
              <text:p text:style-name="P1">RS-232 (Serial Ports) are</text:p>
              <text:list>
                <text:list-item>
                  <text:p text:style-name="P1">- Still used even virtualized today</text:p>
                </text:list-item>
              </text:list>
            </text:list-item>
            <text:list-item>
              <text:p text:style-name="P1">CRC stands for</text:p>
              <text:list>
                <text:list-item>
                  <text:p text:style-name="P1"><text:s text:c="2"/>- cyclic redundancy check</text:p>
                </text:list-item>
              </text:list>
            </text:list-item>
            <text:list-item>
              <text:p text:style-name="P1">If data is being transmitted at 9600 baud what is probably true about the wiring and hardware on both sides of the communication?</text:p>
              <text:list>
                <text:list-item>
                  <text:p text:style-name="P1">The wire and hardware can be poor quality.</text:p>
                </text:list-item>
              </text:list>
            </text:list-item>
            <text:list-item>
              <text:p text:style-name="P1">A transmission approach that does not have a separate clock line is said to be?</text:p>
              <text:list>
                <text:list-item>
                  <text:p text:style-name="P1"><text:s text:c="2"/>- asynchronous</text:p>
                </text:list-item>
              </text:list>
            </text:list-item>
            <text:list-item>
              <text:p text:style-name="P1">FM communication</text:p>
              <text:list>
                <text:list-item>
                  <text:p text:style-name="P1"><text:s text:c="2"/>- Changes frequency of the transmitted signal</text:p>
                </text:list-item>
              </text:list>
            </text:list-item>
            <text:list-item>
              <text:p text:style-name="P1">SPI (Serial Peripheral interface) bus is an example of which type of communication?</text:p>
              <text:list>
                <text:list-item>
                  <text:p text:style-name="P1"><text:s text:c="2"/>- Synchronous</text:p>
                </text:list-item>
              </text:list>
            </text:list-item>
            <text:list-item>
              <text:p text:style-name="P1">AM communication</text:p>
              <text:list>
                <text:list-item>
                  <text:p text:style-name="P1"><text:s text:c="2"/>- Changes volume of the transmitted signal</text:p>
                </text:list-item>
              </text:list>
            </text:list-item>
            <text:list-item>
              <text:p text:style-name="P1">A simple on/off signal on a wire that a fixed frequency contains</text:p>
              <text:list>
                <text:list-item>
                  <text:p text:style-name="P1"><text:s text:c="2"/>- infinite harmonics</text:p>
                </text:list-item>
              </text:list>
            </text:list-item>
            <text:list-item>
              <text:p text:style-name="P2">I2C uses a common ground</text:p>
              <text:list>
                <text:list-item>
                  <text:p text:style-name="P2">- a data and a clock wire</text:p>
                </text:list-item>
              </text:list>
            </text:list-item>
            <text:list-item>
              <text:p text:style-name="P1">High speed data transmission</text:p>
              <text:list>
                <text:list-item>
                  <text:p text:style-name="P1">- better quality wire/fiber optics and more precisely timed equipment</text:p>
                </text:list-item>
              </text:list>
            </text:list-item>
            <text:list-item>
              <text:p text:style-name="P1">A transmission approach that does have a separate clock line is said to be</text:p>
              <text:list>
                <text:list-item>
                  <text:p text:style-name="P1"><text:s text:c="2"/><text:tab/>- synchronous</text:p>
                </text:list-item>
              </text:list>
            </text:list-item>
            <text:list-item>
              <text:p text:style-name="P1">Preamble bits or bytes are used to</text:p>
              <text:list>
                <text:list-item>
                  <text:p text:style-name="P1"><text:s text:c="2"/><text:tab/>- synchronize timing and stabilize the AGC</text:p>
                </text:list-item>
              </text:list>
            </text:list-item>
            <text:list-item>
              <text:p text:style-name="P1">SMTP stands for</text:p>
              <text:list>
                <text:list-item>
                  <text:p text:style-name="P1">A Simple Mail Transfer Protocol</text:p>
                </text:list-item>
              </text:list>
            </text:list-item>
            <text:list-item>
              <text:p text:style-name="P1">Bits or bytes of nothing after data at the end of transmission are named?</text:p>
              <text:list>
                <text:list-item>
                  <text:p text:style-name="P1"><text:soft-page-break/>Stop or Gap</text:p>
                </text:list-item>
              </text:list>
            </text:list-item>
            <text:list-item>
              <text:p text:style-name="P1"><text:s/>To convert bps to Bps a quick rule is to</text:p>
              <text:list>
                <text:list-item>
                  <text:p text:style-name="P1">divide by 10 - you have to cover the start and stop bit which makes 10 total bits.</text:p>
                </text:list-item>
              </text:list>
            </text:list-item>
            <text:list-item>
              <text:p text:style-name="P1"><text:s/>BAUD rate and bps would be different if</text:p>
              <text:list>
                <text:list-item>
                  <text:p text:style-name="P1"><text:span text:style-name="T1">a</text:span>t any moment more than a single 1 or 0 is transmitted.</text:p>
                </text:list-item>
              </text:list>
            </text:list-item>
          </text:list>
        </text:list-item>
        <text:list-item>
          <text:p text:style-name="P1">TestTwo</text:p>
          <text:list>
            <text:list-item>
              <text:p text:style-name="P1">How many servers on a single computer can use a socket on port 1025?</text:p>
              <text:list>
                <text:list-item>
                  <text:p text:style-name="P1">1 because it binds the socket</text:p>
                </text:list-item>
              </text:list>
            </text:list-item>
            <text:list-item>
              <text:p text:style-name="P1">DD-WRT is firmware from</text:p>
              <text:list>
                <text:list-item>
                  <text:p text:style-name="P1">an open source community for consumer routers</text:p>
                </text:list-item>
              </text:list>
            </text:list-item>
            <text:list-item>
              <text:p text:style-name="P1">The C/C++ function ‘connect is the moment in code where the ____ makes a connection over the network.</text:p>
              <text:list>
                <text:list-item>
                  <text:p text:style-name="P1">client</text:p>
                </text:list-item>
              </text:list>
            </text:list-item>
            <text:list-item>
              <text:p text:style-name="P1">DHCP performs what operations for networked devices?</text:p>
              <text:list>
                <text:list-item>
                  <text:p text:style-name="P1">Hands out ip addresses to new machines that connect</text:p>
                </text:list-item>
              </text:list>
            </text:list-item>
            <text:list-item>
              <text:p text:style-name="P1">Which protocol has acknowledgments of Datagrams received?</text:p>
              <text:list>
                <text:list-item>
                  <text:p text:style-name="P1">TCP</text:p>
                </text:list-item>
              </text:list>
            </text:list-item>
            <text:list-item>
              <text:p text:style-name="P1">The port number for PING is</text:p>
              <text:list>
                <text:list-item>
                  <text:p text:style-name="P1">There is no port number</text:p>
                </text:list-item>
              </text:list>
            </text:list-item>
            <text:list-item>
              <text:p text:style-name="P1">When a user copies a file over a network it is usually</text:p>
              <text:list>
                <text:list-item>
                  <text:p text:style-name="P3">chopped into pieces and sent in pieces</text:p>
                </text:list-item>
              </text:list>
            </text:list-item>
            <text:list-item>
              <text:p text:style-name="P3">If you want to send a file over the network and the protocol preserves order of packets, you are probably using </text:p>
              <text:list>
                <text:list-item>
                  <text:p text:style-name="P3">TCP</text:p>
                </text:list-item>
              </text:list>
            </text:list-item>
            <text:list-item>
              <text:p text:style-name="P3">What is the third lowest layer of the OSI 7-layer network diagram?</text:p>
              <text:list>
                <text:list-item>
                  <text:p text:style-name="P3">Network</text:p>
                </text:list-item>
              </text:list>
            </text:list-item>
            <text:list-item>
              <text:p text:style-name="P3">What is special about port numbers less than 1024</text:p>
              <text:list>
                <text:list-item>
                  <text:p text:style-name="P3">Originally they were reserved for root/super user privileged servers. </text:p>
                </text:list-item>
              </text:list>
            </text:list-item>
            <text:list-item>
              <text:p text:style-name="P3">How many clients on a single computer can connect on a socket on port 1025</text:p>
              <text:list>
                <text:list-item>
                  <text:p text:style-name="P3">infinite or limited to number of process in the operating system</text:p>
                </text:list-item>
              </text:list>
            </text:list-item>
            <text:list-item>
              <text:p text:style-name="P3">Most networks today are of a ___ configuration.</text:p>
              <text:list>
                <text:list-item>
                  <text:p text:style-name="P3">Star</text:p>
                </text:list-item>
              </text:list>
            </text:list-item>
            <text:list-item>
              <text:p text:style-name="P3">HTTP stands for</text:p>
              <text:list>
                <text:list-item>
                  <text:p text:style-name="P3">Hyper Text Transmission Protocol</text:p>
                </text:list-item>
              </text:list>
            </text:list-item>
            <text:list-item>
              <text:p text:style-name="P3">The C/C++ function ‘ bind’ is the moment in code where the _____ gets exclusive hold of the socket?</text:p>
              <text:list>
                <text:list-item>
                  <text:p text:style-name="P3">Server</text:p>
                </text:list-item>
              </text:list>
            </text:list-item>
            <text:list-item>
              <text:p text:style-name="P3">If you want to send a packet of information over the network and your protocol does not care if it arrives you are probably using?</text:p>
              <text:list>
                <text:list-item>
                  <text:p text:style-name="P3">UDP</text:p>
                </text:list-item>
              </text:list>
            </text:list-item>
            <text:list-item>
              <text:p text:style-name="P3">What is the second lowest layer of the OSI 7-layer network diagram?</text:p>
              <text:list>
                <text:list-item>
                  <text:p text:style-name="P3">Data-Link</text:p>
                </text:list-item>
              </text:list>
            </text:list-item>
            <text:list-item>
              <text:p text:style-name="P3">What is the lowest layer of the OSI 7-Layer network diagram</text:p>
              <text:list>
                <text:list-item>
                  <text:p text:style-name="P3">Physical</text:p>
                </text:list-item>
              </text:list>
            </text:list-item>
            <text:list-item>
              <text:p text:style-name="P3">DNS performs what operations for networked devices?</text:p>
              <text:list>
                <text:list-item>
                  <text:p text:style-name="P3">Converts names like <text:a xlink:type="simple" xlink:href="http://www.google.com/" text:style-name="Internet_20_link" text:visited-style-name="Visited_20_Internet_20_Link">www.google.com</text:a> to ip address</text:p>
                </text:list-item>
              </text:list>
            </text:list-item>
            <text:list-item>
              <text:p text:style-name="P3">SMTP stands for what?</text:p>
              <text:list>
                <text:list-item>
                  <text:p text:style-name="P3">Simple Mail Transfer Protocol</text:p>
                </text:list-item>
              </text:list>
            </text:list-item>
            <text:list-item>
              <text:p text:style-name="P3">The port number for HTTP is?</text:p>
              <text:list>
                <text:list-item>
                  <text:p text:style-name="P3">80</text:p>
                </text:list-item>
              </text:list>
            </text:list-item>
            <text:list-item>
              <text:p text:style-name="P3">Email is _____ when sent over network</text:p>
              <text:list>
                <text:list-item>
                  <text:p text:style-name="P3">not encrypted</text:p>
                </text:list-item>
              </text:list>
            </text:list-item>
            <text:list-item>
              <text:p text:style-name="P3">To convert bps to Bps a quick rule is to</text:p>
              <text:list>
                <text:list-item>
                  <text:p text:style-name="P3"><text:soft-page-break/>divide by 10</text:p>
                </text:list-item>
              </text:list>
            </text:list-item>
            <text:list-item>
              <text:p text:style-name="P3">NAT performs what operations for networked devices?</text:p>
              <text:list>
                <text:list-item>
                  <text:p text:style-name="P3">Maps WAN ip addresses to LAN ip addresses</text:p>
                </text:list-item>
              </text:list>
            </text:list-item>
            <text:list-item>
              <text:p text:style-name="P3">Apache is a daemon (no UI executable)</text:p>
              <text:list>
                <text:list-item>
                  <text:p text:style-name="P3">for serving <text:span text:style-name="T2">web-page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9:05:43.372306335</meta:creation-date>
    <dc:date>2018-10-31T09:20:10.220128154</dc:date>
    <meta:editing-duration>PT14M25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3" meta:paragraph-count="104" meta:word-count="898" meta:character-count="4533" meta:non-whitespace-character-count="3797"/>
  </office:meta>
</office:document-meta>
</file>